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a1f1ed"/>
    </style:style>
    <style:style style:name="P4" style:family="paragraph" style:parent-style-name="Text_20_body">
      <style:text-properties officeooo:paragraph-rsid="00a64a6f"/>
    </style:style>
    <style:style style:name="P5" style:family="paragraph" style:parent-style-name="Heading_20_1">
      <style:paragraph-properties fo:margin-top="0cm" fo:margin-bottom="0cm" loext:contextual-spacing="false"/>
    </style:style>
    <style:style style:name="P6" style:family="paragraph" style:parent-style-name="Text_20_body">
      <style:text-properties officeooo:paragraph-rsid="00a804af"/>
    </style:style>
    <style:style style:name="T1" style:family="text">
      <style:text-properties officeooo:rsid="00a1d099"/>
    </style:style>
    <style:style style:name="T2" style:family="text">
      <style:text-properties officeooo:rsid="00a1f1ed"/>
    </style:style>
    <style:style style:name="T3" style:family="text">
      <style:text-properties officeooo:rsid="00a3a359"/>
    </style:style>
    <style:style style:name="T4" style:family="text">
      <style:text-properties officeooo:rsid="00a58fa5"/>
    </style:style>
    <style:style style:name="T5" style:family="text">
      <style:text-properties officeooo:rsid="00a64a6f"/>
    </style:style>
    <style:style style:name="T6" style:family="text">
      <style:text-properties officeooo:rsid="00a804a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5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P6"><text:span text:style-name="T6">10</text:span>.11.2019 - Added chapter 7.1.15 Editors - 3D View - Tool Shelf - Grease Pencil - Weight Paint Mode</text:p>
      <text:p text:style-name="P6">0<text:span text:style-name="T5">9</text:span>.11.2019 - Added chapter 7.1.14 Editors - 3D View - Tool Shelf - Grease Pencil - Draw Mode</text:p>
      <text:p text:style-name="P4">0<text:span text:style-name="T4">8</text:span>.11.2019 - Added chapter 7.1.13 Editors - 3D View - Tool Shelf - Grase Pencil - Sculpt Mode.pdf</text:p>
      <text:p text:style-name="P3">0<text:span text:style-name="T2">6</text:span>.11.2019 - Added chapter 7.1.11 Editors - 3D View - Tool Shelf - Text - Edit Mode.pdf<text:span text:style-name="T3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<text:soft-page-break/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<text:soft-page-break/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1"> </text:span><text:s/>- Added chapter<text:span text:style-name="T1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3H25M39S</meta:editing-duration>
    <meta:editing-cycles>140</meta:editing-cycles>
    <meta:generator>LibreOffice/6.3.0.4$Windows_X86_64 LibreOffice_project/057fc023c990d676a43019934386b85b21a9ee99</meta:generator>
    <dc:date>2019-11-10T10:35:33.138000000</dc:date>
    <meta:document-statistic meta:table-count="1" meta:image-count="0" meta:object-count="0" meta:page-count="3" meta:paragraph-count="80" meta:word-count="1251" meta:character-count="6885" meta:non-whitespace-character-count="5704"/>
    <meta:template xlink:type="simple" xlink:actuate="onRequest" xlink:title="standard1cm" xlink:href="../../../../AppData/Roaming/LibreOffice/4/user/template/standard1cm.ott" meta:date="2016-03-28T18:47:57.125000000"/>
  </office:meta>
</office:document-meta>
</file>